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svg:stroke-opacity="100%" draw:fill="none" draw:textarea-horizontal-align="justify" draw:textarea-vertical-align="middle" draw:auto-grow-height="false" fo:min-height="12.45cm" fo:min-width="25.217cm"/>
    </style:style>
    <style:style style:name="gr2" style:family="graphic" style:parent-style-name="standard">
      <style:graphic-properties draw:fill-color="#2a6099" draw:textarea-horizontal-align="justify" draw:textarea-vertical-align="middle" draw:auto-grow-height="false" fo:min-height="0.174cm" fo:min-width="0.13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58cm"/>
      <style:paragraph-properties style:writing-mode="lr-tb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-color="#1c1c1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6.168cm"/>
    </style:style>
    <style:style style:name="gr11" style:family="graphic" style:parent-style-name="objectwithoutfill">
      <style:graphic-properties draw:stroke="dash" draw:stroke-dash="Long_20_Dash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1c1c1c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717cm" svg:height="12.7cm" svg:x="1.27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draw:transform="rotate (1.5707963267949) translate (2.54cm 10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35cm" svg:y1="3.81cm" svg:x2="6.35cm" svg:y2="16.51cm">
          <text:p/>
        </draw:line>
        <draw:frame draw:style-name="gr4" draw:text-style-name="P3" draw:layer="layout" svg:width="2.758cm" svg:height="0.725cm" draw:transform="rotate (1.5707963267949) translate (6.26cm 15.875cm)">
          <draw:text-box>
            <text:p><text:span text:style-name="T1">crackoff line</text:span></text:p>
          </draw:text-box>
        </draw:frame>
        <draw:custom-shape draw:style-name="gr5" draw:text-style-name="P4" draw:layer="layout" svg:width="0.318cm" svg:height="0.318cm" svg:x="4.762cm" svg:y="10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18cm" svg:height="0.318cm" svg:x="6.032cm" svg:y="7.6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18cm" svg:height="0.318cm" svg:x="6.032cm" svg:y="9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18cm" svg:height="0.318cm" svg:x="6.032cm" svg:y="11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18cm" svg:height="0.318cm" svg:x="4.762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18cm" svg:height="0.318cm" svg:x="12.065cm" svg:y="6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18cm" svg:height="0.318cm" svg:x="16.192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18cm" svg:height="0.318cm" svg:x="15.55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18cm" svg:height="0.318cm" svg:x="14.714cm" svg:y="9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18cm" svg:height="0.318cm" svg:x="12.06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318cm" svg:height="0.318cm" svg:x="3.492cm" svg:y="17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18cm" svg:height="0.318cm" svg:x="3.492cm" svg:y="18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draw:transform="rotate (1.5707963267949) translate (3.175cm 20.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3" draw:layer="layout" svg:width="5.08cm" svg:height="0.725cm" svg:x="3.81cm" svg:y="17.372cm">
          <draw:text-box>
            <text:p><text:span text:style-name="T1">A player on team Yellow</text:span></text:p>
          </draw:text-box>
        </draw:frame>
        <draw:frame draw:style-name="gr8" draw:text-style-name="P3" draw:layer="layout" svg:width="5.08cm" svg:height="0.725cm" svg:x="3.81cm" svg:y="18.642cm">
          <draw:text-box>
            <text:p><text:span text:style-name="T1">A player on team Black</text:span></text:p>
          </draw:text-box>
        </draw:frame>
        <draw:frame draw:style-name="gr8" draw:text-style-name="P3" draw:layer="layout" svg:width="7.302cm" svg:height="0.725cm" svg:x="3.81cm" svg:y="19.595cm">
          <draw:text-box>
            <text:p><text:span text:style-name="T1">The shared goal</text:span></text:p>
          </draw:text-box>
        </draw:frame>
        <draw:frame draw:style-name="gr9" draw:text-style-name="P6" draw:layer="layout" svg:width="11.747cm" svg:height="1.505cm" svg:x="4.445cm" svg:y="2.622cm">
          <draw:text-box>
            <text:p><text:span text:style-name="T2">The half-field before team Yellow cracks off</text:span></text:p>
          </draw:text-box>
        </draw:frame>
        <draw:custom-shape draw:style-name="gr10" draw:text-style-name="P1" draw:layer="layout" svg:width="6.668cm" svg:height="3.81cm" svg:x="2.857cm" svg:y="17.14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97cm" svg:y1="3.81cm" svg:x2="13.97cm" svg:y2="16.51cm">
          <text:p/>
        </draw:line>
        <draw:frame draw:style-name="gr4" draw:text-style-name="P3" draw:layer="layout" svg:width="2.758cm" svg:height="0.725cm" draw:transform="rotate (1.5707963267949) translate (14.197cm 15.875cm)">
          <draw:text-box>
            <text:p><text:span text:style-name="T1">back lin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Fine_20_Dotted" draw:display-name="Fine Dotted" draw:style="rect" draw:dots1="1" draw:distance="0.457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4T09:49:44.103000000</meta:creation-date>
    <dc:date>2023-06-07T21:05:57.394000000</dc:date>
    <meta:editing-duration>PT43M48S</meta:editing-duration>
    <meta:editing-cycles>8</meta:editing-cycles>
    <meta:generator>LibreOffice/7.1.7.2$Windows_X86_64 LibreOffice_project/c6a4e3954236145e2acb0b65f68614365aeee33f</meta:generator>
    <meta:document-statistic meta:object-count="24"/>
  </office:meta>
</office:document-meta>
</file>